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1841" officeooo:paragraph-rsid="00111841"/>
    </style:style>
    <style:style style:name="P2" style:family="paragraph" style:parent-style-name="Standard">
      <style:text-properties style:text-underline-style="none" officeooo:rsid="0017e418" officeooo:paragraph-rsid="0017e418"/>
    </style:style>
    <style:style style:name="P3" style:family="paragraph" style:parent-style-name="Standard" style:list-style-name="L1">
      <style:text-properties style:text-underline-style="none" officeooo:rsid="00111841" officeooo:paragraph-rsid="00111841"/>
    </style:style>
    <style:style style:name="P4" style:family="paragraph" style:parent-style-name="Standard" style:list-style-name="L1">
      <style:text-properties style:text-underline-style="none" officeooo:rsid="0012b8a3" officeooo:paragraph-rsid="0012b8a3"/>
    </style:style>
    <style:style style:name="P5" style:family="paragraph" style:parent-style-name="Standard" style:list-style-name="L1">
      <style:text-properties style:text-underline-style="none" officeooo:rsid="0012b8a3" officeooo:paragraph-rsid="0014b871"/>
    </style:style>
    <style:style style:name="P6" style:family="paragraph" style:parent-style-name="Standard">
      <style:text-properties style:text-underline-style="none" officeooo:rsid="0012b8a3" officeooo:paragraph-rsid="0014b871"/>
    </style:style>
    <style:style style:name="P7" style:family="paragraph" style:parent-style-name="Standard" style:list-style-name="L1">
      <style:text-properties style:text-underline-style="none" officeooo:rsid="001a89b6" officeooo:paragraph-rsid="001a89b6"/>
    </style:style>
    <style:style style:name="P8" style:family="paragraph" style:parent-style-name="Standard">
      <style:text-properties style:text-underline-style="solid" style:text-underline-width="auto" style:text-underline-color="font-color" officeooo:rsid="001a89b6" officeooo:paragraph-rsid="001a89b6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1a89b6" officeooo:paragraph-rsid="001a89b6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officeooo:rsid="00124f62"/>
    </style:style>
    <style:style style:name="T3" style:family="text">
      <style:text-properties officeooo:rsid="001522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tamins</text:p>
      <text:p text:style-name="P2">Each vitamin is sourced from some provider. Multiple vitamins of the same type with the same name can exist in multiple providers at (possibly) different costs.</text:p>
      <text:list xml:id="list3710699911" text:style-name="L1">
        <text:list-item>
          <text:p text:style-name="P7">Required attributes</text:p>
          <text:list>
            <text:list-item>
              <text:p text:style-name="P3">Critical dimensions</text:p>
              <text:list>
                <text:list-item>
                  <text:p text:style-name="P3">Width</text:p>
                </text:list-item>
                <text:list-item>
                  <text:p text:style-name="P3">Length</text:p>
                </text:list-item>
                <text:list-item>
                  <text:p text:style-name="P3">Height</text:p>
                </text:list-item>
              </text:list>
            </text:list-item>
            <text:list-item>
              <text:p text:style-name="P3">Physics information: <text:span text:style-name="T2">Properties needed to simulate the mechanics of the vitamin</text:span></text:p>
              <text:list>
                <text:list-item>
                  <text:p text:style-name="P3">Mass</text:p>
                </text:list-item>
                <text:list-item>
                  <text:p text:style-name="P3">Center of mass</text:p>
                </text:list-item>
              </text:list>
            </text:list-item>
            <text:list-item>
              <text:p text:style-name="P3">Specifications: Any manufacturer-provided or measurable attributes that can describe the behavior of the vitamin</text:p>
              <text:list>
                <text:list-item>
                  <text:p text:style-name="P4">Example: Motor</text:p>
                  <text:list>
                    <text:list-item>
                      <text:p text:style-name="P5">Output Shaft size, <text:span text:style-name="T3">Mounting holes,</text:span> Voltage, Free Speed, Free Current, Maximum Power, Stall Torque, Stall Current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8">Integration with the stack</text:p>
      <text:p text:style-name="P8"><text:span text:style-name="T1">A robot can produce a Bill of Materials, which includes a list of vitamins. Each vitamin in the list also has: how many, which suppli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12:14.292795071</meta:creation-date>
    <dc:date>2019-04-18T22:30:07.541631515</dc:date>
    <meta:editing-duration>PT43M3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1" meta:character-count="730" meta:non-whitespace-character-count="635"/>
  </office:meta>
</office:document-meta>
</file>